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Arial1" svg:font-family="Arial" style:font-family-generic="roman"/>
    <style:font-face style:name="Bitstream Charter" svg:font-family="'Bitstream Charter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9f6b1" officeooo:paragraph-rsid="001372b7"/>
    </style:style>
    <style:style style:name="P2" style:family="paragraph" style:parent-style-name="Standard">
      <style:text-properties officeooo:rsid="000b7eac" officeooo:paragraph-rsid="00129516"/>
    </style:style>
    <style:style style:name="P3" style:family="paragraph" style:parent-style-name="Standard">
      <style:text-properties fo:font-style="italic" officeooo:rsid="0013dc16" officeooo:paragraph-rsid="00160de5" style:font-style-asian="italic" style:font-style-complex="italic"/>
    </style:style>
    <style:style style:name="P4" style:family="paragraph" style:parent-style-name="Standard">
      <style:text-properties fo:font-style="italic" fo:font-weight="bold" officeooo:rsid="0013bf17" officeooo:paragraph-rsid="0013bf17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160de5"/>
    </style:style>
    <style:style style:name="P6" style:family="paragraph" style:parent-style-name="vihree2_7e_LT_7e_Gliederung_20_1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ce80c" officeooo:paragraph-rsid="00129516"/>
    </style:style>
    <style:style style:name="P7" style:family="paragraph" style:parent-style-name="vihree2_7e_LT_7e_Gliederung_20_1">
      <style:paragraph-properties fo:margin-left="0.644cm" fo:margin-right="0cm" fo:margin-top="0cm" fo:margin-bottom="0cm" loext:contextual-spacing="false" fo:text-align="justify" style:justify-single-word="false" fo:text-indent="0cm" style:auto-text-indent="false"/>
      <style:text-properties fo:color="#dc2300" style:font-name="Bitstream Charter" fo:font-size="12pt" fo:letter-spacing="0.009cm" fo:font-weight="bold" officeooo:rsid="002b6a96" officeooo:paragraph-rsid="00129516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officeooo:rsid="00127d28" officeooo:paragraph-rsid="00129516"/>
    </style:style>
    <style:style style:name="P9" style:family="paragraph" style:parent-style-name="Standard" style:list-style-name="L1">
      <style:text-properties officeooo:rsid="001956a6" officeooo:paragraph-rsid="001956a6"/>
    </style:style>
    <style:style style:name="P10" style:family="paragraph" style:parent-style-name="Standard">
      <style:text-properties fo:color="#dc2300" style:font-name="Bitstream Charter" fo:font-size="12pt" fo:letter-spacing="0.009cm" fo:font-weight="normal" officeooo:rsid="002b6a96" officeooo:paragraph-rsid="001372b7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Times New Roman" fo:font-size="12pt" fo:letter-spacing="0.009cm" fo:font-style="italic" fo:font-weight="normal" officeooo:rsid="001956a6" officeooo:paragraph-rsid="001956a6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use-window-font-color="true" style:font-name="Courier New" fo:font-size="10pt" fo:letter-spacing="0.009cm" fo:font-style="italic" fo:font-weight="normal" officeooo:rsid="001956a6" officeooo:paragraph-rsid="001956a6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style:use-window-font-color="true" style:font-name="Courier New" fo:font-size="10pt" fo:letter-spacing="0.009cm" fo:font-style="italic" fo:font-weight="normal" officeooo:rsid="001956a6" officeooo:paragraph-rsid="001aa45b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text-properties style:use-window-font-color="true" style:font-name="Courier New" fo:font-size="10pt" fo:letter-spacing="0.009cm" fo:font-style="italic" fo:font-weight="bold" officeooo:rsid="001956a6" officeooo:paragraph-rsid="001956a6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style:use-window-font-color="true" style:font-name="Courier New" fo:font-size="10pt" fo:letter-spacing="0.009cm" fo:font-style="italic" fo:font-weight="bold" officeooo:rsid="001956a6" officeooo:paragraph-rsid="001aa45b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officeooo:rsid="0009f6b1" officeooo:paragraph-rsid="00129516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use-window-font-color="true" style:font-name="Courier New" fo:font-size="10pt" fo:letter-spacing="0.009cm" fo:font-style="italic" fo:font-weight="normal" officeooo:rsid="001956a6" officeooo:paragraph-rsid="001956a6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style:font-name="Courier New" fo:font-size="10pt" fo:letter-spacing="0.009cm" fo:font-style="italic" fo:font-weight="normal" officeooo:rsid="001956a6" officeooo:paragraph-rsid="001956a6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Heading_20_1">
      <style:paragraph-properties fo:margin-top="0cm" fo:margin-bottom="0.21cm" loext:contextual-spacing="false" fo:text-align="center" style:justify-single-word="false"/>
      <style:text-properties officeooo:rsid="0028f8d9" officeooo:paragraph-rsid="00167e4f"/>
    </style:style>
    <style:style style:name="P20" style:family="paragraph" style:parent-style-name="Heading_20_1">
      <style:paragraph-properties fo:margin-top="0cm" fo:margin-bottom="0.21cm" loext:contextual-spacing="false" fo:text-align="center" style:justify-single-word="false"/>
      <style:text-properties officeooo:rsid="00127d28" officeooo:paragraph-rsid="00167e4f"/>
    </style:style>
    <style:style style:name="P21" style:family="paragraph" style:parent-style-name="Header">
      <style:paragraph-properties fo:margin-top="0cm" fo:margin-bottom="0cm" loext:contextual-spacing="false"/>
      <style:text-properties fo:font-size="11pt" officeooo:rsid="0009f6b1" officeooo:paragraph-rsid="00167e4f" style:font-size-asian="11pt" style:font-size-complex="11pt"/>
    </style:style>
    <style:style style:name="T1" style:family="text">
      <style:text-properties officeooo:rsid="00219f09"/>
    </style:style>
    <style:style style:name="T2" style:family="text">
      <style:text-properties officeooo:rsid="000b7ea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27d28" style:font-style-asian="italic" style:font-style-complex="italic"/>
    </style:style>
    <style:style style:name="T5" style:family="text">
      <style:text-properties fo:font-style="italic" officeooo:rsid="0013dc16" style:font-style-asian="italic" style:font-style-complex="italic"/>
    </style:style>
    <style:style style:name="T6" style:family="text">
      <style:text-properties fo:font-style="italic" officeooo:rsid="00129516" style:font-style-asian="italic" style:font-style-complex="italic"/>
    </style:style>
    <style:style style:name="T7" style:family="text">
      <style:text-properties fo:font-style="italic" officeooo:rsid="00160de5" style:font-style-asian="italic" style:font-style-complex="italic"/>
    </style:style>
    <style:style style:name="T8" style:family="text">
      <style:text-properties fo:font-style="italic" officeooo:rsid="001956a6" style:font-style-asian="italic" style:font-style-complex="italic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weight="normal" officeooo:rsid="00160de5" style:font-size-asian="9pt" style:font-weight-asian="normal" style:font-size-complex="9pt" style:font-weight-complex="normal"/>
    </style:style>
    <style:style style:name="T11" style:family="text">
      <style:text-properties officeooo:rsid="0018dcf5"/>
    </style:style>
    <style:style style:name="T12" style:family="text">
      <style:text-properties officeooo:rsid="001956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<text:span text:style-name="T11">Los </text:span>Lenguaje de Marcas</text:h>
      <text:h text:style-name="P20" text:outline-level="1"><text:s/><text:span text:style-name="T11">1</text:span> .- <text:span text:style-name="T11">Conceptos XML</text:span></text:h>
      <text:p text:style-name="P4">Se valora tanto el contenido de las respuestas, como la adecuación del texto y la ortografía<text:span text:style-name="T9"> </text:span><text:span text:style-name="T10">(-0,1cada)</text:span></text:p>
      <text:p text:style-name="P5"><text:span text:style-name="T7">0</text:span><text:span text:style-name="T5">.- </text:span><text:span text:style-name="T7">Rellena la cabecera del documento con tu nombre y grupo.</text:span><text:span text:style-name="T2"> </text:span></text:p>
      <text:p text:style-name="P3"/>
      <text:p text:style-name="P5"><text:span text:style-name="T7">1</text:span><text:span text:style-name="T5">.- </text:span><text:span text:style-name="T8">Define los siguientes conceptos y palabras relacionadas con el lenguaje XML (pon ejemplos)</text:span><text:span text:style-name="T4">:</text:span><text:span text:style-name="T2"> </text:span></text:p>
      <text:p text:style-name="P2"/>
      <text:list xml:id="list4432601307175528649" text:style-name="L1">
        <text:list-item>
          <text:p text:style-name="P9">Documento XML</text:p>
        </text:list-item>
        <text:list-item>
          <text:p text:style-name="P8"><text:span text:style-name="T12">Editor XML</text:span></text:p>
        </text:list-item>
        <text:list-item>
          <text:p text:style-name="P9">Procesador XML (XML processor) y aplicación (application)</text:p>
        </text:list-item>
        <text:list-item>
          <text:p text:style-name="P9">Caracteres (characters)</text:p>
        </text:list-item>
        <text:list-item>
          <text:p text:style-name="P9">Marcas (mark-up) y contenido (content)</text:p>
        </text:list-item>
        <text:list-item>
          <text:p text:style-name="P9">Elementos (elements)</text:p>
        </text:list-item>
        <text:list-item>
          <text:p text:style-name="P9">Etiquetas (tags)</text:p>
        </text:list-item>
        <text:list-item>
          <text:p text:style-name="P9">Atributos (attributes)</text:p>
        </text:list-item>
        <text:list-item>
          <text:p text:style-name="P9">Comentarios (comments)</text:p>
        </text:list-item>
        <text:list-item>
          <text:p text:style-name="P9">Declaración XML (XML declaration)</text:p>
        </text:list-item>
        <text:list-item>
          <text:p text:style-name="P9">Definición de tipo de documento (DTD, Document Type Definition)</text:p>
        </text:list-item>
        <text:list-item>
          <text:p text:style-name="P9">Declaración de tipo de documento (DOCTYPE, Document type declaration)</text:p>
        </text:list-item>
        <text:list-item>
          <text:p text:style-name="P9">Instrucciones de procesamiento (PI, processing instruction)</text:p>
        </text:list-item>
        <text:list-item>
          <text:p text:style-name="P9">Entidades de carácter</text:p>
        </text:list-item>
      </text:list>
      <text:p text:style-name="P16"/>
      <text:p text:style-name="P1"><text:span text:style-name="T6">2</text:span><text:span text:style-name="T5">.- </text:span><text:span text:style-name="T8">Define las diferencias y necesidades para que un documento XML sea un “documento bien formado” y un “documento válido”</text:span></text:p>
      <text:p text:style-name="P10"/>
      <text:p text:style-name="P10"/>
      <text:p text:style-name="P11">3.- Los siguientes documentos no están bien formados porque cada uno contiene dos errores (dos errores del mismo tipo cuentan como uno sólo). Corrija los errores y compruebe que ya son documentos bien formados (si para corregir algún error hay que inventarse una etiqueta o atributo, utilice un nombre que tenga relación con la información contenida en el documento).</text:p>
      <text:p text:style-name="P11"/>
      <text:p text:style-name="P14">WFD - Ejercicio 1 – Deportistas</text:p>
      <text:p text:style-name="P17">&lt;?xml version="1.0" encoding="UTF-8"?&gt;</text:p>
      <text:p text:style-name="P17">&lt;deportistas&gt;</text:p>
      <text:p text:style-name="P17"><text:s text:c="2"/>&lt;deportista&gt;</text:p>
      <text:p text:style-name="P17"><text:s text:c="4"/>&lt;deporte Atletismo /&gt;</text:p>
      <text:p text:style-name="P17"><text:s text:c="4"/>&lt;nombre&gt;Jesse Owens&lt;/nombre&gt;</text:p>
      <text:p text:style-name="P17"><text:s text:c="2"/>&lt;deportista&gt;</text:p>
      <text:p text:style-name="P17"><text:s text:c="4"/>&lt;deporte Natación /&gt;</text:p>
      <text:p text:style-name="P17"><text:s text:c="4"/>&lt;nombre&gt;Mark Spitz&lt;/nombre&gt;</text:p>
      <text:p text:style-name="P17"><text:s text:c="2"/>&lt;/deportista&gt;</text:p>
      <text:p text:style-name="P17">&lt;/deportistas&gt;</text:p>
      <text:p text:style-name="P12"/>
      <text:p text:style-name="P14">WFD - Ejercicio 2 - Películas</text:p>
      <text:p text:style-name="P17">&lt;?xml version="1.0" encoding="UTF-8"?&gt;</text:p>
      <text:p text:style-name="P17">&lt;pelicula&gt;</text:p>
      <text:p text:style-name="P17"><text:s text:c="2"/>&lt;titulo&gt;Con faldas y a lo loco&lt;/titulo&gt;</text:p>
      <text:p text:style-name="P17"><text:s text:c="2"/>&lt;director&gt;Billy Wilder&lt;/director&gt;</text:p>
      <text:p text:style-name="P17">&lt;/pelicula&gt;</text:p>
      <text:p text:style-name="P17">&lt;pelicula&gt;</text:p>
      <text:p text:style-name="P17"><text:s text:c="2"/>&lt;director&gt;Leo McCarey&lt;/director&gt;</text:p>
      <text:p text:style-name="P17"><text:s text:c="2"/>&lt;titulo&gt;Sopa de ganso&lt;/titulo&gt;</text:p>
      <text:p text:style-name="P17">&lt;/pelicula&gt;</text:p>
      <text:p text:style-name="P17">&lt;autor /&gt;barto&lt;/autor&gt;</text:p>
      <text:p text:style-name="P12"><text:soft-page-break/></text:p>
      <text:p text:style-name="P14">WFD - Ejercicio 3 - Texto</text:p>
      <text:p text:style-name="P12"/>
      <text:p text:style-name="P17">&lt;?xml version="1.0" encoding="UTF-8"?&gt;</text:p>
      <text:p text:style-name="P17">&lt;texto&gt;</text:p>
      <text:p text:style-name="P17"><text:s text:c="2"/>&lt;Titulo&gt;XML explicado a los niños&lt;/titulo&gt;</text:p>
      <text:p text:style-name="P17"><text:s text:c="2"/>&lt;párrafo&gt;El &lt;abreviatura&gt;XML&lt;/abreviatura&gt;define cómo crear</text:p>
      <text:p text:style-name="P17"><text:s text:c="2"/>lenguajes de marcas.&lt;/párrafo&gt;</text:p>
      <text:p text:style-name="P17"><text:s text:c="2"/>&lt;párrafo&gt;Las marcas se añaden a un documento de texto</text:p>
      <text:p text:style-name="P17"><text:s text:c="2"/>para añadir información.&lt;/párrafo&gt;</text:p>
      <text:p text:style-name="P17"><text:s text:c="2"/>&lt;http://&gt;www.example.org&lt;/http://&gt;</text:p>
      <text:p text:style-name="P17">&lt;/texto&gt;</text:p>
      <text:p text:style-name="P18"/>
      <text:p text:style-name="P14">WFD - Ejercicio 4 - Información geográfica</text:p>
      <text:p text:style-name="P12"/>
      <text:p text:style-name="P17">&lt;?xml version="1.0" encoding="UTF-8"?&gt;</text:p>
      <text:p text:style-name="P17">&lt;geografia mundial&gt;</text:p>
      <text:p text:style-name="P17"><text:s text:c="2"/>&lt;pais&gt;</text:p>
      <text:p text:style-name="P17"><text:s text:c="4"/>&lt;pais&gt;España&lt;/pais&gt;</text:p>
      <text:p text:style-name="P17"><text:s text:c="4"/>&lt;continente&gt;Europa&lt;/continente&gt;</text:p>
      <text:p text:style-name="P17"><text:s text:c="4"/>&lt;capital&gt;&lt;/capital nombre="Madrid"&gt;</text:p>
      <text:p text:style-name="P17"><text:s text:c="2"/>&lt;/pais&gt;</text:p>
      <text:p text:style-name="P17">&lt;/geografia mundial&gt;</text:p>
      <text:p text:style-name="P13"/>
      <text:p text:style-name="P15">WFD - Ejercicio 5 - Programas</text:p>
      <text:p text:style-name="P12"/>
      <text:p text:style-name="P17">&lt;?xml version="1.0" encoding="UTF-8"?&gt;</text:p>
      <text:p text:style-name="P17">&lt;programas&gt;</text:p>
      <text:p text:style-name="P17"><text:s text:c="2"/>&lt;programa nombre="Firefox" licencia="GPL" licencia="MPL" /&gt;</text:p>
      <text:p text:style-name="P17"><text:s text:c="2"/>&lt;programa nombre="LibreOffice" licencia="LGPL" /&gt;</text:p>
      <text:p text:style-name="P17"><text:s text:c="2"/>&lt;programa nombre="Inkscape" licencia=GPL /&gt;</text:p>
      <text:p text:style-name="P17">&lt;/programas&gt;</text:p>
      <text:p text:style-name="P12"/>
      <text:p text:style-name="P14">WFD - Ejercicio 6 - Mundiales de fútbol</text:p>
      <text:p text:style-name="P12"/>
      <text:p text:style-name="P17">&lt;?xml version="1.0" encoding="UTF-8"?&gt;</text:p>
      <text:p text:style-name="P17">&lt;mundiales-de-futbol&gt;</text:p>
      <text:p text:style-name="P17"><text:s text:c="2"/>&lt;mundial&gt;</text:p>
      <text:p text:style-name="P17"><text:s text:c="4"/>&lt;pais="España" /&gt;</text:p>
      <text:p text:style-name="P17"><text:s text:c="4"/>&lt;1982 /&gt;</text:p>
      <text:p text:style-name="P17"><text:s text:c="2"/>&lt;/mundial&gt;</text:p>
      <text:p text:style-name="P17">&lt;/mundiales-de-futbol&gt;</text:p>
      <text:p text:style-name="P12"/>
      <text:p text:style-name="P14">WFD - Ejercicio 7 - Medios de transporte</text:p>
      <text:p text:style-name="P12"/>
      <text:p text:style-name="P17">&lt;?xml version="1.0" encoding="UTF-8"?&gt;</text:p>
      <text:p text:style-name="P17">&lt;mediosDeTransporte&gt;</text:p>
      <text:p text:style-name="P17"><text:s text:c="2"/>&lt;bicicleta velocidad="v&lt;100km/h" /&gt;</text:p>
      <text:p text:style-name="P17"><text:s text:c="2"/>&lt;patinete velocidad maxima="50 km/h"</text:p>
      <text:p text:style-name="P17">&lt;/mediosDeTransport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Arial1" svg:font-family="Arial" style:font-family-generic="roman"/>
    <style:font-face style:name="Bitstream Charter" svg:font-family="'Bitstream Charter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vihree2_7e_LT_7e_Gliederung_20_1" style:display-name="vihree2~LT~Gliederung 1" style:family="paragraph" style:default-outline-level="">
      <style:paragraph-properties fo:margin-left="1.199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roman" fo:font-size="32pt" fo:font-style="normal" fo:text-shadow="none" style:text-underline-style="none" fo:font-weight="normal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/>
      <style:text-properties fo:font-size="11pt" officeooo:rsid="0009f6b1" officeooo:paragraph-rsid="00167e4f" style:font-size-asian="11pt" style:font-size-complex="11pt"/>
    </style:style>
    <style:style style:name="MT1" style:family="text">
      <style:text-properties officeooo:rsid="00219f09"/>
    </style:style>
    <style:page-layout style:name="Mpm1">
      <style:page-layout-properties fo:page-width="21.001cm" fo:page-height="29.7cm" style:num-format="1" style:print-orientation="portrait" fo:margin-top="1.27cm" fo:margin-bottom="1.499cm" fo:margin-left="1.9cm" fo:margin-right="1.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Nombre:<text:tab/><text:tab/><text:tab/><text:tab/><text:tab/><text:tab/><text:tab/><text:tab/><text:span text:style-name="MT1">LM – 1º D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5-01-08T11:03:34</meta:creation-date>
    <dc:date>2016-10-04T12:11:10.129868158</dc:date>
    <meta:editing-duration>PT38M4S</meta:editing-duration>
    <meta:editing-cycles>18</meta:editing-cycles>
    <meta:generator>LibreOffice/4.4.2.2$Linux_x86 LibreOffice_project/40m0$Build-2</meta:generator>
    <meta:document-statistic meta:table-count="0" meta:image-count="0" meta:object-count="0" meta:page-count="2" meta:paragraph-count="84" meta:word-count="374" meta:character-count="3013" meta:non-whitespace-character-count="2644"/>
  </office:meta>
</office:document-meta>
</file>